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9" style:family="paragraph" style:parent-style-name="Standard">
      <style:paragraph-properties fo:text-align="start" style:justify-single-word="false"/>
      <style:text-properties officeooo:rsid="00190692" officeooo:paragraph-rsid="00190692"/>
    </style:style>
    <style:style style:name="P10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P11" style:family="paragraph" style:parent-style-name="Standard">
      <style:paragraph-properties fo:text-align="start" style:justify-single-word="false"/>
      <style:text-properties officeooo:rsid="001b6923" officeooo:paragraph-rsid="001b6923"/>
    </style:style>
    <style:style style:name="P12" style:family="paragraph" style:parent-style-name="Standard">
      <style:paragraph-properties fo:text-align="start" style:justify-single-word="false"/>
      <style:text-properties officeooo:rsid="001ee677" officeooo:paragraph-rsid="001ee677"/>
    </style:style>
    <style:style style:name="P13" style:family="paragraph" style:parent-style-name="Standard">
      <style:paragraph-properties fo:text-align="start" style:justify-single-word="false"/>
      <style:text-properties officeooo:rsid="001ef40a" officeooo:paragraph-rsid="001ef40a"/>
    </style:style>
    <style:style style:name="P14" style:family="paragraph" style:parent-style-name="Standard">
      <style:paragraph-properties fo:text-align="start" style:justify-single-word="false"/>
      <style:text-properties officeooo:rsid="0020edf0" officeooo:paragraph-rsid="0020edf0"/>
    </style:style>
    <style:style style:name="P15" style:family="paragraph" style:parent-style-name="Standard">
      <style:paragraph-properties fo:text-align="start" style:justify-single-word="false"/>
      <style:text-properties officeooo:rsid="001ef40a" officeooo:paragraph-rsid="001ef40a"/>
    </style:style>
    <style:style style:name="P16" style:family="paragraph" style:parent-style-name="Standard">
      <style:paragraph-properties fo:text-align="start" style:justify-single-word="false"/>
      <style:text-properties officeooo:rsid="0022f91b" officeooo:paragraph-rsid="0022f91b"/>
    </style:style>
    <style:style style:name="P17" style:family="paragraph" style:parent-style-name="Standard">
      <style:paragraph-properties fo:text-align="start" style:justify-single-word="false"/>
      <style:text-properties officeooo:rsid="0022f91b" officeooo:paragraph-rsid="00236877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  <style:style style:name="T5" style:family="text">
      <style:text-properties officeooo:rsid="00190692"/>
    </style:style>
    <style:style style:name="T6" style:family="text">
      <style:text-properties officeooo:rsid="001a6193"/>
    </style:style>
    <style:style style:name="T7" style:family="text">
      <style:text-properties officeooo:rsid="001d2457"/>
    </style:style>
    <style:style style:name="T8" style:family="text">
      <style:text-properties officeooo:rsid="0020edf0"/>
    </style:style>
    <style:style style:name="T9" style:family="text">
      <style:text-properties officeooo:rsid="002234d3"/>
    </style:style>
    <style:style style:name="T10" style:family="text">
      <style:text-properties officeooo:rsid="00233cee"/>
    </style:style>
    <style:style style:name="T11" style:family="text">
      <style:text-properties officeooo:rsid="002368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8">Mercredi <text:span text:style-name="T5">11/11</text:span> : Installation de netbeans : Fonctionne avec php.</text:p>
      <text:p text:style-name="P11"/>
      <text:p text:style-name="P8">Jeudi <text:span text:style-name="T5">12/11</text:span> : <text:s/>- Installation de phpmyadmin problèmes de mot de passe ( il en demande un alors <text:tab/><text:tab/>qu’il n’y en a pas eu d’entré).</text:p>
      <text:p text:style-name="P8">- Paramétrage pour ouvrir les fichier .php depuis var/www pas de bugs.</text:p>
      <text:p text:style-name="P8"/>
      <text:p text:style-name="P9">Vendredi 1<text:span text:style-name="T6">3</text:span>/11 : <text:span text:style-name="T6">R</text:span>e-installation de phpmyadmin, Erreur 1045 access denied.</text:p>
      <text:p text:style-name="P9"><text:tab/><text:tab/> <text:s text:c="3"/><text:span text:style-name="T6">Re installation de mysql</text:span></text:p>
      <text:p text:style-name="P9"/>
      <text:p text:style-name="P10">Lundi 16/11 : Plus de problèmes pour mysql. Création d’un utilisateur mysql.</text:p>
      <text:p text:style-name="P10">- <text:span text:style-name="T7">Début de la création de la base de donnée et des tables.</text:span></text:p>
      <text:p text:style-name="P10"/>
      <text:p text:style-name="P12">Mardi 17/11 : création de la base de données poussinière et de la table Capteur.</text:p>
      <text:p text:style-name="P12"/>
      <text:p text:style-name="P12">Mercredi 18/11 : Liaison de la base de données et de la page php.</text:p>
      <text:p text:style-name="P8"/>
      <text:p text:style-name="P13">Jeudi <text:span text:style-name="T8">19/11 :</text:span> Debug de phpmyadmin ( beaucoup de fichier avec des erreurs).</text:p>
      <text:p text:style-name="P13"/>
      <text:p text:style-name="P14">Vendredi 20/11 : problèmes avec phpmyadmin erreur « code d’erreur 500 internal servor error »</text:p>
      <text:p text:style-name="P13"/>
      <text:p text:style-name="P13"><text:s/><text:span text:style-name="T9">Lundi 23/11 : Connexion la page web a la base de données. Pas d’erreur mais page blanche malgré <text:s/>les echos. </text:span></text:p>
      <text:p text:style-name="P13"/>
      <text:p text:style-name="P16">Mardi 24/11 : Affichage du tableau de valeur correct et début de la création de la page web.</text:p>
      <text:p text:style-name="P16"/>
      <text:p text:style-name="P17">Mercredi 25/11 : <text:span text:style-name="T10">Ajout du texte d’explication sur la page web et amélioration du tableau des valeurs</text:span></text:p>
      <text:p text:style-name="P17"/>
      <text:p text:style-name="P17"><text:span text:style-name="T11">Jeudi 26/11 : Mise en page + ajout de texte d’information suivant les valeurs du tableau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26T19:10:21.261271472</dc:date>
    <meta:editing-duration>PT22H49M1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328" meta:character-count="1863" meta:non-whitespace-character-count="1542"/>
  </office:meta>
</office:document-meta>
</file>